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color="#000000" fo:font-size="14pt" fo:font-weight="normal" officeooo:rsid="000fd09d" officeooo:paragraph-rsid="000fd09d" style:font-size-asian="14pt" style:font-weight-asian="normal" style:font-size-complex="14pt" style:font-weight-complex="normal"/>
    </style:style>
    <style:style style:name="P2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0fd09d" officeooo:paragraph-rsid="000fd09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70%" fo:text-align="center" style:justify-single-word="false"/>
      <style:text-properties fo:color="#000000" fo:font-size="14pt" fo:font-weight="normal" officeooo:rsid="000fd09d" officeooo:paragraph-rsid="001166da" style:font-size-asian="14pt" style:font-weight-asian="normal" style:font-size-complex="14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0pt"/>
    </style:style>
    <style:style style:name="P7" style:family="paragraph">
      <loext:graphic-properties draw:fill="none" draw:fill-color="#ffffff"/>
      <style:text-properties fo:font-size="1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3c0fc" style:font-size-asian="12pt" style:font-size-complex="12pt"/>
    </style:style>
    <style:style style:name="T5" style:family="text">
      <style:text-properties officeooo:rsid="001166da"/>
    </style:style>
    <style:style style:name="T6" style:family="text">
      <style:text-properties officeooo:rsid="0013c0fc"/>
    </style:style>
    <style:style style:name="T7" style:family="text">
      <style:text-properties fo:font-size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vertical-align="middle" draw:auto-grow-height="false" fo:min-height="4.51cm" fo:min-width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5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none" draw:textarea-vertical-align="middle" draw:auto-grow-height="false" fo:min-height="4.509cm" fo:min-width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Boas Novas</text:span><text:tab/><text:tab/><text:span text:style-name="T2">Marina de Oliveira</text:span> <text:s/>[ <text:span text:style-name="T6">28 </text:span>]</text:p>
      <text:p text:style-name="P1">Espírito de <text:span text:style-name="T5">D</text:span>eus</text:p>
      <text:p text:style-name="P1">Quebranta minha vida</text:p>
      <text:p text:style-name="P1">Desperta os meus sonhos</text:p>
      <text:p text:style-name="P1">Toca no meu coração</text:p>
      <text:p text:style-name="P1">Das tuas boas novas</text:p>
      <text:p text:style-name="P1">Me encha nessa hora</text:p>
      <text:p text:style-name="P1">E faça em mim segundo o teu coração</text:p>
      <text:p text:style-name="P1"/>
      <text:p text:style-name="P1">Coloque sobre mim</text:p>
      <text:p text:style-name="P1">Coroa ao invés de cinzas</text:p>
      <text:p text:style-name="P1">Em lugar de pranto, dá-me óleo de alegria</text:p>
      <text:p text:style-name="P1">Vem, cura-me agora, dá-me vestes de louvor</text:p>
      <text:p text:style-name="P1">Faça minha vida um carvalho de justiça</text:p>
      <text:p text:style-name="P1"/>
      <text:p text:style-name="P1"><draw:custom-shape text:anchor-type="paragraph" draw:z-index="0" draw:style-name="gr1" draw:text-style-name="P4" svg:width="0.424cm" svg:height="4.509cm" svg:x="11.097cm" svg:y="-0.07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4" draw:style-name="gr4" draw:text-style-name="P4" svg:width="0.424cm" svg:height="4.509cm" svg:x="2.709cm" svg:y="-0.011cm"><text:p/>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Espirito de <text:span text:style-name="T5">D</text:span>eus me usa nessa hora</text:p>
      <text:p text:style-name="P1"><draw:frame text:anchor-type="paragraph" draw:z-index="2" draw:style-name="gr2" draw:text-style-name="P6" svg:width="0.636cm" svg:height="2.426cm" svg:x="11.705cm" svg:y="-0.03cm"><draw:text-box><text:p text:style-name="P5"><text:span text:style-name="T7">4x</text:span></text:p><text:p text:style-name="P5"><text:span text:style-name="T7">F</text:span></text:p><text:p text:style-name="P5"><text:span text:style-name="T7">I</text:span></text:p><text:p text:style-name="P5"><text:span text:style-name="T7">N</text:span></text:p><text:p text:style-name="P5"><text:span text:style-name="T7">A</text:span></text:p><text:p text:style-name="P5"><text:span text:style-name="T7">L</text:span></text:p></draw:text-box></draw:frame>Me unja pra fazer as obras do teu coração</text:p>
      <text:p text:style-name="P1"><draw:frame text:anchor-type="paragraph" draw:z-index="6" draw:style-name="gr5" draw:text-style-name="P6" svg:width="0.636cm" svg:height="0.629cm" svg:x="1.863cm" svg:y="0.023cm"><draw:text-box><text:p text:style-name="P5"><text:span text:style-name="T7">2x</text:span></text:p></draw:text-box></draw:frame>Pregar as boas novas</text:p>
      <text:p text:style-name="P1">Curar os quebrantados</text:p>
      <text:p text:style-name="P3">E ao mundo proclamar a libertação</text:p>
      <text:p text:style-name="P3"><text:span text:style-name="T1">Boas Novas</text:span><text:span text:style-name="T3"><text:tab/><text:tab/></text:span><text:span text:style-name="T2">Marina de Oliveira</text:span><text:span text:style-name="T3"> <text:s/>[ </text:span><text:span text:style-name="T4">28 </text:span><text:span text:style-name="T3">]</text:span></text:p>
      <text:p text:style-name="P1">Espírito de <text:span text:style-name="T5">D</text:span>eus</text:p>
      <text:p text:style-name="P1">Quebranta minha vida</text:p>
      <text:p text:style-name="P1">Desperta os meus sonhos</text:p>
      <text:p text:style-name="P1">Toca no meu coração</text:p>
      <text:p text:style-name="P1">Das tuas boas novas</text:p>
      <text:p text:style-name="P1">Me encha nessa hora</text:p>
      <text:p text:style-name="P1">E faça em mim segundo o teu coração</text:p>
      <text:p text:style-name="P1"/>
      <text:p text:style-name="P1">Coloque sobre mim</text:p>
      <text:p text:style-name="P1">Coroa ao invés de cinzas</text:p>
      <text:p text:style-name="P1">Em lugar de pranto, dá-me óleo de alegria</text:p>
      <text:p text:style-name="P1">Vem, cura-me agora, dá-me vestes de louvor</text:p>
      <text:p text:style-name="P1">Faça minha vida um carvalho de justiça</text:p>
      <text:p text:style-name="P1"/>
      <text:p text:style-name="P1"><draw:custom-shape text:anchor-type="paragraph" draw:z-index="1" draw:style-name="gr1" draw:text-style-name="P4" svg:width="0.424cm" svg:height="4.509cm" svg:x="11.097cm" svg:y="-0.116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custom-shape text:anchor-type="paragraph" draw:z-index="5" draw:style-name="gr4" draw:text-style-name="P4" svg:width="0.424cm" svg:height="4.509cm" svg:x="2.709cm" svg:y="-0.104cm"><text:p/>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Espirito de <text:span text:style-name="T5">D</text:span>eus me usa nessa hora</text:p>
      <text:p text:style-name="P1"><draw:frame text:anchor-type="paragraph" draw:z-index="3" draw:style-name="gr3" draw:text-style-name="P7" svg:width="0.636cm" svg:height="2.564cm" svg:x="11.705cm" svg:y="0.102cm"><draw:text-box><text:p text:style-name="P5"><text:span text:style-name="T7">4x</text:span></text:p><text:p text:style-name="P5"><text:span text:style-name="T7">F</text:span></text:p><text:p text:style-name="P5"><text:span text:style-name="T7">I</text:span></text:p><text:p text:style-name="P5"><text:span text:style-name="T7">N</text:span></text:p><text:p text:style-name="P5"><text:span text:style-name="T7">A</text:span></text:p><text:p text:style-name="P5"><text:span text:style-name="T7">L</text:span></text:p></draw:text-box></draw:frame>Me unja pra fazer as obras do teu coração</text:p>
      <text:p text:style-name="P1"><draw:frame text:anchor-type="paragraph" draw:z-index="7" draw:style-name="gr5" draw:text-style-name="P6" svg:width="0.636cm" svg:height="0.629cm" svg:x="1.863cm" svg:y="0.023cm"><draw:text-box><text:p text:style-name="P5"><text:span text:style-name="T7">2x</text:span></text:p></draw:text-box></draw:frame>Pregar as boas novas</text:p>
      <text:p text:style-name="P1">Curar os quebrantados</text:p>
      <text:p text:style-name="P1">E ao mundo proclamar a libert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2-21T11:26:52.382718351</dc:date>
    <meta:editing-cycles>16</meta:editing-cycles>
    <meta:editing-duration>PT46M2S</meta:editing-duration>
    <meta:generator>LibreOffice/4.4.6.3$Linux_X86_64 LibreOffice_project/40m0$Build-3</meta:generator>
    <meta:print-date>2016-02-21T11:25:41.666398932</meta:print-date>
    <meta:document-statistic meta:table-count="0" meta:image-count="0" meta:object-count="0" meta:page-count="1" meta:paragraph-count="36" meta:word-count="194" meta:character-count="1000" meta:non-whitespace-character-count="838"/>
  </office:meta>
</office:document-meta>
</file>